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3a7e6" officeooo:paragraph-rsid="0013a7e6"/>
    </style:style>
    <style:style style:name="P2" style:family="paragraph" style:parent-style-name="Standard">
      <style:text-properties officeooo:rsid="0015a4db" officeooo:paragraph-rsid="0015a4db"/>
    </style:style>
    <style:style style:name="P3" style:family="paragraph" style:parent-style-name="Standard">
      <style:text-properties officeooo:rsid="0018c097" officeooo:paragraph-rsid="0018c097"/>
    </style:style>
    <style:style style:name="P4" style:family="paragraph" style:parent-style-name="Standard">
      <style:text-properties officeooo:rsid="0019140d" officeooo:paragraph-rsid="0019140d"/>
    </style:style>
    <style:style style:name="P5" style:family="paragraph" style:parent-style-name="Standard">
      <style:text-properties officeooo:rsid="001a1590" officeooo:paragraph-rsid="001a1590"/>
    </style:style>
    <style:style style:name="P6" style:family="paragraph" style:parent-style-name="Standard">
      <style:text-properties officeooo:rsid="001a5535" officeooo:paragraph-rsid="001a5535"/>
    </style:style>
    <style:style style:name="P7" style:family="paragraph" style:parent-style-name="Standard">
      <style:text-properties officeooo:rsid="001cdbd6" officeooo:paragraph-rsid="001cdbd6"/>
    </style:style>
    <style:style style:name="P8" style:family="paragraph" style:parent-style-name="Standard">
      <style:text-properties officeooo:rsid="001e6a6e" officeooo:paragraph-rsid="001e6a6e"/>
    </style:style>
    <style:style style:name="P9" style:family="paragraph" style:parent-style-name="Standard">
      <style:text-properties officeooo:rsid="002000e9" officeooo:paragraph-rsid="002000e9"/>
    </style:style>
    <style:style style:name="P10" style:family="paragraph" style:parent-style-name="Standard">
      <style:text-properties officeooo:rsid="0021fae2" officeooo:paragraph-rsid="0021fae2"/>
    </style:style>
    <style:style style:name="P11" style:family="paragraph" style:parent-style-name="Standard">
      <style:text-properties officeooo:rsid="0025004b" officeooo:paragraph-rsid="0025004b"/>
    </style:style>
    <style:style style:name="P12" style:family="paragraph" style:parent-style-name="Standard">
      <style:text-properties officeooo:rsid="002548a4" officeooo:paragraph-rsid="002548a4"/>
    </style:style>
    <style:style style:name="P13" style:family="paragraph" style:parent-style-name="Standard">
      <style:text-properties officeooo:rsid="002688be" officeooo:paragraph-rsid="002688be"/>
    </style:style>
    <style:style style:name="P14" style:family="paragraph" style:parent-style-name="Standard">
      <style:text-properties officeooo:rsid="00275839" officeooo:paragraph-rsid="00275839"/>
    </style:style>
    <style:style style:name="P15" style:family="paragraph" style:parent-style-name="Standard">
      <style:text-properties officeooo:rsid="00286fa8" officeooo:paragraph-rsid="00286fa8"/>
    </style:style>
    <style:style style:name="P16" style:family="paragraph" style:parent-style-name="Standard">
      <style:text-properties officeooo:rsid="002967fe" officeooo:paragraph-rsid="002967fe"/>
    </style:style>
    <style:style style:name="P17" style:family="paragraph" style:parent-style-name="Standard">
      <style:text-properties officeooo:rsid="002a87af" officeooo:paragraph-rsid="002a87af"/>
    </style:style>
    <style:style style:name="P18" style:family="paragraph" style:parent-style-name="Standard">
      <style:text-properties officeooo:rsid="002be234" officeooo:paragraph-rsid="002be234"/>
    </style:style>
    <style:style style:name="P19" style:family="paragraph" style:parent-style-name="Standard">
      <style:text-properties officeooo:rsid="002d6c9d" officeooo:paragraph-rsid="002d6c9d"/>
    </style:style>
    <style:style style:name="P20" style:family="paragraph" style:parent-style-name="Standard">
      <style:text-properties officeooo:rsid="002de278" officeooo:paragraph-rsid="002de278"/>
    </style:style>
    <style:style style:name="P21" style:family="paragraph" style:parent-style-name="Standard">
      <style:text-properties officeooo:rsid="002f2e57" officeooo:paragraph-rsid="002f2e57"/>
    </style:style>
    <style:style style:name="P22" style:family="paragraph" style:parent-style-name="Standard">
      <style:text-properties officeooo:rsid="0030fc28" officeooo:paragraph-rsid="0030fc28"/>
    </style:style>
    <style:style style:name="P23" style:family="paragraph" style:parent-style-name="Standard">
      <style:text-properties officeooo:rsid="00327c42" officeooo:paragraph-rsid="00327c42"/>
    </style:style>
    <style:style style:name="P24" style:family="paragraph" style:parent-style-name="Standard">
      <style:text-properties officeooo:rsid="0033cba4" officeooo:paragraph-rsid="0033cba4"/>
    </style:style>
    <style:style style:name="P25" style:family="paragraph" style:parent-style-name="Standard">
      <style:text-properties officeooo:rsid="0038a280" officeooo:paragraph-rsid="0038a280"/>
    </style:style>
    <style:style style:name="P26" style:family="paragraph" style:parent-style-name="Standard">
      <style:text-properties officeooo:rsid="003aa2ae" officeooo:paragraph-rsid="003aa2ae"/>
    </style:style>
    <style:style style:name="P27" style:family="paragraph" style:parent-style-name="Standard">
      <style:text-properties officeooo:rsid="003b05b8" officeooo:paragraph-rsid="003b05b8"/>
    </style:style>
    <style:style style:name="P28" style:family="paragraph" style:parent-style-name="Standard">
      <style:text-properties officeooo:rsid="003d4ee1" officeooo:paragraph-rsid="003d4ee1"/>
    </style:style>
    <style:style style:name="P29" style:family="paragraph" style:parent-style-name="Standard">
      <style:text-properties officeooo:rsid="003e178d" officeooo:paragraph-rsid="003e178d"/>
    </style:style>
    <style:style style:name="P30" style:family="paragraph" style:parent-style-name="Standard">
      <style:text-properties officeooo:rsid="00426289" officeooo:paragraph-rsid="00426289"/>
    </style:style>
    <style:style style:name="P31" style:family="paragraph" style:parent-style-name="Standard">
      <style:text-properties officeooo:rsid="004381b5" officeooo:paragraph-rsid="004381b5"/>
    </style:style>
    <style:style style:name="P32" style:family="paragraph" style:parent-style-name="Standard">
      <style:text-properties officeooo:rsid="00439f19" officeooo:paragraph-rsid="00439f19"/>
    </style:style>
    <style:style style:name="P33" style:family="paragraph" style:parent-style-name="Standard">
      <style:text-properties officeooo:rsid="0044ab82" officeooo:paragraph-rsid="0044ab82"/>
    </style:style>
    <style:style style:name="P34" style:family="paragraph" style:parent-style-name="Standard">
      <style:text-properties officeooo:rsid="00466ff9" officeooo:paragraph-rsid="00466ff9"/>
    </style:style>
    <style:style style:name="P35" style:family="paragraph" style:parent-style-name="Standard">
      <style:text-properties officeooo:rsid="0046b0d3" officeooo:paragraph-rsid="0046b0d3"/>
    </style:style>
    <style:style style:name="P36" style:family="paragraph" style:parent-style-name="Standard">
      <style:text-properties officeooo:rsid="0048aeab" officeooo:paragraph-rsid="0048aeab"/>
    </style:style>
    <style:style style:name="P37" style:family="paragraph" style:parent-style-name="Standard">
      <style:text-properties officeooo:rsid="004a22a4" officeooo:paragraph-rsid="004a22a4"/>
    </style:style>
    <style:style style:name="P38" style:family="paragraph" style:parent-style-name="Standard">
      <style:text-properties officeooo:rsid="004c184c" officeooo:paragraph-rsid="004c184c"/>
    </style:style>
    <style:style style:name="P39" style:family="paragraph" style:parent-style-name="Standard">
      <style:text-properties officeooo:rsid="004d165d" officeooo:paragraph-rsid="004d165d"/>
    </style:style>
    <style:style style:name="P40" style:family="paragraph" style:parent-style-name="Standard">
      <style:text-properties officeooo:rsid="004eea65" officeooo:paragraph-rsid="004eea65"/>
    </style:style>
    <style:style style:name="P41" style:family="paragraph" style:parent-style-name="Standard">
      <style:text-properties officeooo:rsid="0050b49c" officeooo:paragraph-rsid="0050b49c"/>
    </style:style>
    <style:style style:name="P42" style:family="paragraph" style:parent-style-name="Standard">
      <style:text-properties officeooo:rsid="0050fdda" officeooo:paragraph-rsid="0050fdda"/>
    </style:style>
    <style:style style:name="P43" style:family="paragraph" style:parent-style-name="Standard">
      <style:text-properties officeooo:rsid="00537bd9" officeooo:paragraph-rsid="00537bd9"/>
    </style:style>
    <style:style style:name="P44" style:family="paragraph" style:parent-style-name="Standard">
      <style:text-properties officeooo:rsid="0053c4d3" officeooo:paragraph-rsid="0053c4d3"/>
    </style:style>
    <style:style style:name="P45" style:family="paragraph" style:parent-style-name="Standard">
      <style:text-properties officeooo:rsid="0054f443" officeooo:paragraph-rsid="0054f443"/>
    </style:style>
    <style:style style:name="P46" style:family="paragraph" style:parent-style-name="Standard">
      <style:text-properties officeooo:rsid="0055a8b0" officeooo:paragraph-rsid="0055a8b0"/>
    </style:style>
    <style:style style:name="P47" style:family="paragraph" style:parent-style-name="Standard">
      <style:text-properties officeooo:rsid="0056b51b" officeooo:paragraph-rsid="0056b51b"/>
    </style:style>
    <style:style style:name="P48" style:family="paragraph" style:parent-style-name="Standard">
      <style:text-properties officeooo:rsid="0056b6ef" officeooo:paragraph-rsid="0056b6ef"/>
    </style:style>
    <style:style style:name="P49" style:family="paragraph" style:parent-style-name="Standard">
      <style:text-properties officeooo:rsid="005969b8" officeooo:paragraph-rsid="005969b8"/>
    </style:style>
    <style:style style:name="P50" style:family="paragraph" style:parent-style-name="Standard">
      <style:text-properties officeooo:rsid="0059a573" officeooo:paragraph-rsid="0059a573"/>
    </style:style>
    <style:style style:name="P51" style:family="paragraph" style:parent-style-name="Standard">
      <style:text-properties officeooo:rsid="005ab021" officeooo:paragraph-rsid="005ab021"/>
    </style:style>
    <style:style style:name="P52" style:family="paragraph" style:parent-style-name="Standard">
      <style:text-properties officeooo:rsid="005ad4ca" officeooo:paragraph-rsid="005ad4ca"/>
    </style:style>
    <style:style style:name="P53" style:family="paragraph" style:parent-style-name="Standard">
      <style:text-properties officeooo:rsid="005b8ec4" officeooo:paragraph-rsid="005b8ec4"/>
    </style:style>
    <style:style style:name="P54" style:family="paragraph" style:parent-style-name="Standard">
      <style:text-properties officeooo:rsid="005cdd50" officeooo:paragraph-rsid="005cdd50"/>
    </style:style>
    <style:style style:name="P55" style:family="paragraph" style:parent-style-name="Standard">
      <style:text-properties officeooo:rsid="005e2418" officeooo:paragraph-rsid="005e2418"/>
    </style:style>
    <style:style style:name="P56" style:family="paragraph" style:parent-style-name="Standard">
      <style:text-properties officeooo:rsid="005f11d0" officeooo:paragraph-rsid="005f11d0"/>
    </style:style>
    <style:style style:name="P57" style:family="paragraph" style:parent-style-name="Standard">
      <style:text-properties officeooo:rsid="0060b2ae" officeooo:paragraph-rsid="0060b2ae"/>
    </style:style>
    <style:style style:name="P58" style:family="paragraph" style:parent-style-name="Standard">
      <style:text-properties officeooo:rsid="00633650" officeooo:paragraph-rsid="00633650"/>
    </style:style>
    <style:style style:name="P59" style:family="paragraph" style:parent-style-name="Standard">
      <style:text-properties officeooo:rsid="006441ca" officeooo:paragraph-rsid="006441ca"/>
    </style:style>
    <style:style style:name="P60" style:family="paragraph" style:parent-style-name="Standard">
      <style:text-properties officeooo:rsid="00650646" officeooo:paragraph-rsid="00650646"/>
    </style:style>
    <style:style style:name="P61" style:family="paragraph" style:parent-style-name="Standard">
      <style:text-properties officeooo:rsid="006685a0" officeooo:paragraph-rsid="006685a0"/>
    </style:style>
    <style:style style:name="P62" style:family="paragraph" style:parent-style-name="Standard">
      <style:text-properties officeooo:rsid="00674720" officeooo:paragraph-rsid="00674720"/>
    </style:style>
    <style:style style:name="P63" style:family="paragraph" style:parent-style-name="Standard">
      <style:text-properties officeooo:rsid="0069b1a5" officeooo:paragraph-rsid="0069b1a5"/>
    </style:style>
    <style:style style:name="P64" style:family="paragraph" style:parent-style-name="Standard">
      <style:text-properties officeooo:rsid="006abb12" officeooo:paragraph-rsid="006abb12"/>
    </style:style>
    <style:style style:name="P65" style:family="paragraph" style:parent-style-name="Standard">
      <style:text-properties officeooo:rsid="006c92de" officeooo:paragraph-rsid="006c92de"/>
    </style:style>
    <style:style style:name="P66" style:family="paragraph" style:parent-style-name="Standard">
      <style:text-properties officeooo:rsid="006d6b94" officeooo:paragraph-rsid="006d6b94"/>
    </style:style>
    <style:style style:name="P67" style:family="paragraph" style:parent-style-name="Standard">
      <style:text-properties officeooo:rsid="006fb3b3" officeooo:paragraph-rsid="006fb3b3"/>
    </style:style>
    <style:style style:name="P68" style:family="paragraph" style:parent-style-name="Standard">
      <style:text-properties officeooo:rsid="00702f94" officeooo:paragraph-rsid="00702f94"/>
    </style:style>
    <style:style style:name="P69" style:family="paragraph" style:parent-style-name="Standard">
      <style:text-properties officeooo:rsid="007039bc" officeooo:paragraph-rsid="007039bc"/>
    </style:style>
    <style:style style:name="P70" style:family="paragraph" style:parent-style-name="Standard">
      <style:text-properties officeooo:rsid="0071229b" officeooo:paragraph-rsid="0071229b"/>
    </style:style>
    <style:style style:name="P71" style:family="paragraph" style:parent-style-name="Standard">
      <style:text-properties officeooo:rsid="00720da3" officeooo:paragraph-rsid="00720da3"/>
    </style:style>
    <style:style style:name="P72" style:family="paragraph" style:parent-style-name="Standard">
      <style:text-properties officeooo:rsid="0072e35a" officeooo:paragraph-rsid="0072e35a"/>
    </style:style>
    <style:style style:name="P73" style:family="paragraph" style:parent-style-name="Standard">
      <style:text-properties officeooo:rsid="00747636" officeooo:paragraph-rsid="00747636"/>
    </style:style>
    <style:style style:name="P74" style:family="paragraph" style:parent-style-name="Standard">
      <style:text-properties officeooo:rsid="007500f6" officeooo:paragraph-rsid="007500f6"/>
    </style:style>
    <style:style style:name="P75" style:family="paragraph" style:parent-style-name="Standard">
      <style:text-properties officeooo:rsid="00754a0f" officeooo:paragraph-rsid="00754a0f"/>
    </style:style>
    <style:style style:name="P76" style:family="paragraph" style:parent-style-name="Standard">
      <style:text-properties officeooo:rsid="00784f50" officeooo:paragraph-rsid="00784f50"/>
    </style:style>
    <style:style style:name="T1" style:family="text">
      <style:text-properties officeooo:rsid="001a5769"/>
    </style:style>
    <style:style style:name="T2" style:family="text">
      <style:text-properties officeooo:rsid="001ae252"/>
    </style:style>
    <style:style style:name="T3" style:family="text">
      <style:text-properties officeooo:rsid="001caebe"/>
    </style:style>
    <style:style style:name="T4" style:family="text">
      <style:text-properties officeooo:rsid="00207229"/>
    </style:style>
    <style:style style:name="T5" style:family="text">
      <style:text-properties officeooo:rsid="0020d85e"/>
    </style:style>
    <style:style style:name="T6" style:family="text">
      <style:text-properties officeooo:rsid="0023e6e2"/>
    </style:style>
    <style:style style:name="T7" style:family="text">
      <style:text-properties officeooo:rsid="002432a9"/>
    </style:style>
    <style:style style:name="T8" style:family="text">
      <style:text-properties officeooo:rsid="002602bd"/>
    </style:style>
    <style:style style:name="T9" style:family="text">
      <style:text-properties officeooo:rsid="0027c8b4"/>
    </style:style>
    <style:style style:name="T10" style:family="text">
      <style:text-properties officeooo:rsid="003555e2"/>
    </style:style>
    <style:style style:name="T11" style:family="text">
      <style:text-properties officeooo:rsid="0036a62e"/>
    </style:style>
    <style:style style:name="T12" style:family="text">
      <style:text-properties officeooo:rsid="0038d185"/>
    </style:style>
    <style:style style:name="T13" style:family="text">
      <style:text-properties officeooo:rsid="003c5146"/>
    </style:style>
    <style:style style:name="T14" style:family="text">
      <style:text-properties officeooo:rsid="003d77cb"/>
    </style:style>
    <style:style style:name="T15" style:family="text">
      <style:text-properties officeooo:rsid="003f3641"/>
    </style:style>
    <style:style style:name="T16" style:family="text">
      <style:text-properties officeooo:rsid="0042b3ee"/>
    </style:style>
    <style:style style:name="T17" style:family="text">
      <style:text-properties officeooo:rsid="0043c0f8"/>
    </style:style>
    <style:style style:name="T18" style:family="text">
      <style:text-properties officeooo:rsid="004c7fe1"/>
    </style:style>
    <style:style style:name="T19" style:family="text">
      <style:text-properties officeooo:rsid="004e1d45"/>
    </style:style>
    <style:style style:name="T20" style:family="text">
      <style:text-properties officeooo:rsid="0051fb2c"/>
    </style:style>
    <style:style style:name="T21" style:family="text">
      <style:text-properties officeooo:rsid="0056cbd2"/>
    </style:style>
    <style:style style:name="T22" style:family="text">
      <style:text-properties officeooo:rsid="0058314b"/>
    </style:style>
    <style:style style:name="T23" style:family="text">
      <style:text-properties officeooo:rsid="005853b8"/>
    </style:style>
    <style:style style:name="T24" style:family="text">
      <style:text-properties officeooo:rsid="0068d8a4"/>
    </style:style>
    <style:style style:name="T25" style:family="text">
      <style:text-properties officeooo:rsid="00690787"/>
    </style:style>
    <style:style style:name="T26" style:family="text">
      <style:text-properties officeooo:rsid="006c8ecb"/>
    </style:style>
    <style:style style:name="T27" style:family="text">
      <style:text-properties officeooo:rsid="006cd6b3"/>
    </style:style>
    <style:style style:name="T28" style:family="text">
      <style:text-properties officeooo:rsid="006eca8c"/>
    </style:style>
    <style:style style:name="T29" style:family="text">
      <style:text-properties officeooo:rsid="00747636"/>
    </style:style>
    <style:style style:name="T30" style:family="text">
      <style:text-properties officeooo:rsid="00767393"/>
    </style:style>
    <style:style style:name="T31" style:family="text">
      <style:text-properties officeooo:rsid="0079ab5d"/>
    </style:style>
    <style:style style:name="T32" style:family="text">
      <style:text-properties officeooo:rsid="007c9282"/>
    </style:style>
    <style:style style:name="T33" style:family="text">
      <style:text-properties officeooo:rsid="007a0f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ocodile, alligator, crocodile, alligator.</text:p>
      <text:p text:style-name="P2">After that, subsequently, on the other hand, in contrast, as a result, consequently.</text:p>
      <text:p text:style-name="P3">Hysteresis voltage comparator, hysteresis voltage comparator.</text:p>
      <text:p text:style-name="P4">Repeat, repetitive, a repetitive job, a repetitive behavior.</text:p>
      <text:p text:style-name="P5">Pick and Place X Y Coordinate file for PCB assembly, Pick and Place X Y Coordinate file for PCB assembly.</text:p>
      <text:p text:style-name="P6">Innocent, innocence, <text:span text:style-name="T1">It takes 10 years for the alleged </text:span><text:span text:style-name="T2">criminals</text:span><text:span text:style-name="T1"> to </text:span><text:span text:style-name="T2">prove</text:span><text:span text:style-name="T1"> their innocence. </text:span><text:span text:style-name="T3">It takes 10 years for the alleged criminals to prove their innocence.</text:span></text:p>
      <text:p text:style-name="P7">System flaw, design flaw, system flaw, design flaw. </text:p>
      <text:p text:style-name="P8">Laos, Laos, Laos, A Southeast Asia Country. Laos, A southeast Asia Country.</text:p>
      <text:p text:style-name="P9">We regret that a US law banning Tiktok will take effect next week and <text:span text:style-name="T4">force us to </text:span>make our services temporarily unavailable. <text:span text:style-name="T5">We regret that a US law banning Tiktok will take effect and force us to make our services temporarily unavailable.</text:span></text:p>
      <text:p text:style-name="P10">Gold mine, coal mine, miners. <text:span text:style-name="T6">The miners were trapped when a rock wall collapsed in the gold mine. </text:span><text:span text:style-name="T7">Burning coal, burning coal.</text:span></text:p>
      <text:p text:style-name="P11">I’m not open to many people, I’m usually quiet, and I don’t really like attention. So if I like you enough to show you the real me, you must be very special.</text:p>
      <text:p text:style-name="P12">The countdown to rocket launch will begin at 9 a.m. tomorrow. <text:s/><text:span text:style-name="T8">The countdown to rocket launch will begin at 9 a.m. tomorrow.</text:span></text:p>
      <text:p text:style-name="P13">Graduation certificate, marriage certificate, </text:p>
      <text:p text:style-name="P14">cauliflower, cauliflower, <text:span text:style-name="T9">broccoli, broccoli. </text:span></text:p>
      <text:p text:style-name="P15">Fuel gauge, fuel gauge in the car, use a thermometer to gauge the temperature.</text:p>
      <text:p text:style-name="P16">Distributed system involves multiple computers to work together as a single system to solve a problem. Distributed system, distributed computer.</text:p>
      <text:p text:style-name="P17">All lies in the world only have one trick, that is to promise you a bright future, but let you sacrifice your present.</text:p>
      <text:p text:style-name="P18">Approximately equal symbol. Approximately equal symbol. </text:p>
      <text:p text:style-name="P19">Abolish, abolish, I think bullfighting should be abolished.</text:p>
      <text:p text:style-name="P20">Get a taxi, hail a cab. Online car hailing service, ride hailing company.</text:p>
      <text:p text:style-name="P20">Persimmon, persimmon. Fruit, persimmon fruit.</text:p>
      <text:p text:style-name="P21">Pour water, pour wine, what is a standard wine pour?</text:p>
      <text:p text:style-name="P22">Salt, salty, why is the sea salty? The cooked food is too salty to me.</text:p>
      <text:p text:style-name="P23">Plaza, square, shopping mall. Plaza, square, shopping mall.</text:p>
      <text:p text:style-name="P24">After many years of infertility, you can still get pregnant naturally. Pregnant immediately after 1 treatment, infertility treatment pills, <text:span text:style-name="T10">no side effect, </text:span><text:span text:style-name="T11">low cost and quick effect.</text:span></text:p>
      <text:p text:style-name="P25">What does your father do for a living? My father is an infertility specialist, he helps women get pregnant. <text:s/><text:span text:style-name="T12">A nursery school, a preschool.</text:span></text:p>
      <text:p text:style-name="P26">A communist regime. A communist regime.</text:p>
      <text:p text:style-name="P27">Garden hose, mental garden hose. <text:span text:style-name="T13">Red rubber hose. </text:span></text:p>
      <text:p text:style-name="P28">The young men refused to lie flat. <text:span text:style-name="T14">Chinese</text:span> Lie Flat Movement. </text:p>
      <text:p text:style-name="P29">Takeoff and landing, Night takeoff and landing are not allowed at this airport. <text:span text:style-name="T15">Vertical takeoff.</text:span></text:p>
      <text:p text:style-name="P30">A man falls on tracks before train comes, but no one helps him. This makes me lose hope in humanity. <text:s/><text:span text:style-name="T16">A man falls on tracks before train comes, but no one helps him, this makes me lose hope in humanity.</text:span></text:p>
      <text:p text:style-name="P31">Why do people collect autographs? How to obtain celebrities autographs? Did you get his autograph?</text:p>
      <text:p text:style-name="P32">Sydney, A large city of Australia. Where is Sydney? <text:s/><text:span text:style-name="T17">Location of Sydney in Australia Map.</text:span></text:p>
      <text:p text:style-name="P33">The insurance company paid him some money to compensate for his accident. </text:p>
      <text:p text:style-name="P34">Branded drugs and generic drugs, the difference, centralized procurement of drugs.</text:p>
      <text:p text:style-name="P35">Branded drugs and generic drugs, the difference, centralized procurement of drugs.</text:p>
      <text:p text:style-name="P36">My dream is to become a guitar player. My dream is to become a guitar player.</text:p>
      <text:p text:style-name="P37"><text:soft-page-break/>People who work all day are not rich, wealth is a compensation for cognition, not a reward for hard work.</text:p>
      <text:p text:style-name="P38">You spend roughly one out of three of your life asleep. <text:span text:style-name="T18">Rough speaking, it’s 7 million population in Yantai City.</text:span></text:p>
      <text:p text:style-name="P39">Reinforce, reinforcement, <text:span text:style-name="T19">reinforcing an existing guardrails.</text:span></text:p>
      <text:p text:style-name="P40">Kilometer, meter, centimeter, millimeter, micrometer, and nanometer.</text:p>
      <text:p text:style-name="P41">Let’s split the bill. Let’s split the bill. Let’s split the bill.</text:p>
      <text:p text:style-name="P42">Lego Toys, Lego Toys. <text:span text:style-name="T20">Lego Toys.</text:span></text:p>
      <text:p text:style-name="P43">I was inside for 9 months, how dare do you take me out without asking my permissions? I was inside for 9 months, how dare do you take me out without asking my permissions?</text:p>
      <text:p text:style-name="P44">Ultrasonic plastic-plastic welding machine, <text:s/>ultrasonic welding machine.</text:p>
      <text:p text:style-name="P45">Secretly married to my boss. Do it private. Do it secretly.</text:p>
      <text:p text:style-name="P46">Throttle, single engine throttle. Electric bike throttle. </text:p>
      <text:p text:style-name="P47">Gas pedal, brake pedal, is the brake pedal on the left or right?</text:p>
      <text:p text:style-name="P48">I’m hungry. I’m <text:span text:style-name="T21">starving. </text:span><text:span text:style-name="T22">Risk of death from starvation grows 42% in Africa. </text:span><text:span text:style-name="T23">Risk of death from starvation grows 42% in Africa.</text:span></text:p>
      <text:p text:style-name="P49">Cherry Tree, Sakura, Sakura in Japan.</text:p>
      <text:p text:style-name="P50">Say no to disposable chopsticks. Say no to disposable coffee cups.</text:p>
      <text:p text:style-name="P51">Uzbekistan, Uzbekistan, Uzbekistan has banned Muslim style beard, those who grow beard have to pay 400$ fines.</text:p>
      <text:p text:style-name="P52">Western though, eastern thought, western philosophy. <text:s/>Eastern philosophy.</text:p>
      <text:p text:style-name="P53">Japan food, Japan cuisine, sushi, raw fish, rice and seaweed. </text:p>
      <text:p text:style-name="P54">Inrush current, internal soft-start circuit limits inrush current.</text:p>
      <text:p text:style-name="P55">Animals can feel deep pain when they lost freedom and forget hunger. </text:p>
      <text:p text:style-name="P56">Moon is alone too, but it still shines. Moon is alone too, but it still shines.</text:p>
      <text:p text:style-name="P57">What’s the last four digits of your phone number? My phone number ends in 6239. Please recharge it to my credit card ending in 6239.</text:p>
      <text:p text:style-name="P58">peanut shell, watermelon rind, apple skin, banana peel. </text:p>
      <text:p text:style-name="P59">Peanut shell, watermelon rind, apple skin, banana peel.</text:p>
      <text:p text:style-name="P60">In China, people burn joss paper to deceased relatives in Qingming festival and hungry ghost festival.</text:p>
      <text:p text:style-name="P61">In China, people burn joss paper to deceased relatives in Qingming festival and hungry ghost festival.</text:p>
      <text:p text:style-name="P62">Tutorial, how to make tutorial video<text:span text:style-name="T24">s. </text:span><text:span text:style-name="T25">This tutorial teaches newbies how to swim.</text:span></text:p>
      <text:p text:style-name="P63">Cambodia, Cambodia, A Southeast Asia Country. Cambodia. </text:p>
      <text:p text:style-name="P64">Food loss and waste, preventing wasted food at home. <text:s/><text:span text:style-name="T26">5 ways to reduce food loss and waste, China food waste challenge. </text:span><text:span text:style-name="T27">How does food waste affect environment?</text:span></text:p>
      <text:p text:style-name="P65">Selfless is the opposition of selfish. Selfless is the opposition of selfish.</text:p>
      <text:p text:style-name="P66">Some protesters even spend night on cold concrete. <text:span text:style-name="T28">A concrete floor.</text:span></text:p>
      <text:p text:style-name="P67">Sense of belongings. How to create a sense of belongings in your team?</text:p>
      <text:p text:style-name="P68">Panama, Panama River, Panama Country.</text:p>
      <text:p text:style-name="P69">Lifebelt, lifebelt delivery with drones.</text:p>
      <text:p text:style-name="P70">Fushan Indigenous, Indigenous People in Brazil. So who are the indigenous people of this land?</text:p>
      <text:p text:style-name="P71">Human organ, gut, meat stays in the gut longer than vegetable matters. Your gut is the master control system for your entire body.</text:p>
      <text:p text:style-name="P72">Ticket inspector, fake African asylum seeker In Italy wants to travel without ticket and beat<text:span text:style-name="T29">s</text:span> the ticket inspector.</text:p>
      <text:p text:style-name="P73">Fake African Asylum seeker in Italy wants to travel without ticket and beats the ticket inspector.</text:p>
      <text:p text:style-name="P74">Safe and Sound in 2025. Safe and Sound in 2025.</text:p>
      <text:p text:style-name="P75">She writes under a pseudonym. She writes under a Pseudonym. <text:span text:style-name="T30">Shell is pseudonym, my real name is. </text:span></text:p>
      <text:p text:style-name="P76"><text:soft-page-break/>Piss the bed, bedwetting, <text:span text:style-name="T31">I piss</text:span><text:span text:style-name="T32">ed</text:span><text:span text:style-name="T31"> the bed. </text:span><text:span text:style-name="T33">Children who are anxious about starting school may return to bedwetting. </text:span></text:p>
      <text:p text:style-name="P76"/>
      <text:p text:style-name="P76"/>
      <text:p text:style-name="P72"/>
      <text:p text:style-name="P69"/>
      <text:p text:style-name="P62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8"/>
      <text:p text:style-name="P48"/>
      <text:p text:style-name="P42"/>
      <text:p text:style-name="P42"/>
      <text:p text:style-name="P42"/>
      <text:p text:style-name="P42"/>
      <text:p text:style-name="P28"/>
      <text:p text:style-name="P23"/>
      <text:p text:style-name="P23"/>
      <text:p text:style-name="P23"/>
      <text:p text:style-name="P11"/>
      <text:p text:style-name="P9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7:24:23.584556525</meta:creation-date>
    <dc:date>2025-06-11T18:03:56.825344860</dc:date>
    <meta:editing-duration>PT38M39S</meta:editing-duration>
    <meta:editing-cycles>110</meta:editing-cycles>
    <meta:generator>LibreOffice/24.8.7.2$Linux_X86_64 LibreOffice_project/480$Build-2</meta:generator>
    <meta:document-statistic meta:table-count="0" meta:image-count="0" meta:object-count="0" meta:page-count="3" meta:paragraph-count="77" meta:word-count="1093" meta:character-count="6696" meta:non-whitespace-character-count="5659"/>
  </office:meta>
</office:document-meta>
</file>